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Packages" style:family="table">
      <style:table-properties style:width="6.2931in" fo:margin-left="0.2in" fo:margin-right="0.2in" table:align="margins" fo:keep-with-next="always"/>
    </style:style>
    <style:style style:name="Packages.A" style:family="table-column">
      <style:table-column-properties style:column-width="1.1333in" style:rel-column-width="1632*"/>
    </style:style>
    <style:style style:name="Packages.B" style:family="table-column">
      <style:table-column-properties style:column-width="1.0431in" style:rel-column-width="1502*"/>
    </style:style>
    <style:style style:name="Packages.C" style:family="table-column">
      <style:table-column-properties style:column-width="4.1167in" style:rel-column-width="5928*"/>
    </style:style>
    <style:style style:name="Packages.A1" style:family="table-cell">
      <style:table-cell-properties fo:padding="0.0382in" fo:border-left="0.0007in solid #000000" fo:border-right="none" fo:border-top="0.0007in solid #000000" fo:border-bottom="0.0007in solid #000000"/>
    </style:style>
    <style:style style:name="Packages.C1" style:family="table-cell">
      <style:table-cell-properties fo:padding="0.0382in" fo:border="0.0007in solid #000000"/>
    </style:style>
    <style:style style:name="Packages.A2" style:family="table-cell">
      <style:table-cell-properties fo:padding="0.0382in" fo:border-left="0.0007in solid #000000" fo:border-right="none" fo:border-top="none" fo:border-bottom="0.0007in solid #000000"/>
    </style:style>
    <style:style style:name="Packages.C2" style:family="table-cell">
      <style:table-cell-properties fo:padding="0.0382in" fo:border-left="0.0007in solid #000000" fo:border-right="0.0007in solid #000000" fo:border-top="none" fo:border-bottom="0.0007in solid #000000"/>
    </style:style>
    <style:style style:name="Platforms" style:family="table">
      <style:table-properties style:width="6.6931in" table:align="margins"/>
    </style:style>
    <style:style style:name="Platforms.A" style:family="table-column">
      <style:table-column-properties style:column-width="3.3465in" style:rel-column-width="32767*"/>
    </style:style>
    <style:style style:name="Platforms.A1" style:family="table-cell">
      <style:table-cell-properties fo:padding="0.0382in" fo:border-left="0.0007in solid #000000" fo:border-right="none" fo:border-top="0.0007in solid #000000" fo:border-bottom="0.0007in solid #000000"/>
    </style:style>
    <style:style style:name="Platforms.B1" style:family="table-cell">
      <style:table-cell-properties fo:padding="0.0382in" fo:border="0.0007in solid #000000"/>
    </style:style>
    <style:style style:name="Platforms.A2" style:family="table-cell">
      <style:table-cell-properties fo:padding="0.0382in" fo:border-left="0.0007in solid #000000" fo:border-right="none" fo:border-top="none" fo:border-bottom="0.0007in solid #000000"/>
    </style:style>
    <style:style style:name="Platforms.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center" style:justify-single-word="false"/>
    </style:style>
    <style:style style:name="P5" style:family="paragraph" style:parent-style-name="Reference">
      <style:paragraph-properties fo:break-before="page">
        <style:tab-stops/>
      </style:paragraph-properties>
    </style:style>
    <style:style style:name="P6" style:family="paragraph" style:parent-style-name="Contents_20_2">
      <style:paragraph-properties>
        <style:tab-stops>
          <style:tab-stop style:position="6.4965in" style:type="right" style:leader-style="dotted" style:leader-text="."/>
        </style:tab-stops>
      </style:paragraph-properties>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margin-left="0in" fo:margin-right="0in" fo:text-indent="0in" style:auto-text-indent="false"/>
    </style:style>
    <style:style style:name="P9" style:family="paragraph" style:parent-style-name="Heading_20_1" style:list-style-name="">
      <style:paragraph-properties fo:text-align="justify" style:justify-single-word="false"/>
    </style:style>
    <style:style style:name="P10" style:family="paragraph" style:parent-style-name="Heading_20_1">
      <style:paragraph-properties fo:break-before="page"/>
    </style:style>
    <style:style style:name="P11" style:family="paragraph" style:parent-style-name="Contents_20_Heading">
      <style:paragraph-properties fo:break-before="page"/>
    </style:style>
    <style:style style:name="P12" style:family="paragraph" style:parent-style-name="Note">
      <style:paragraph-properties fo:margin-left="0in" fo:margin-right="0in" fo:text-indent="0in" style:auto-text-indent="false"/>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Index_20_1">
      <style:paragraph-properties>
        <style:tab-stops>
          <style:tab-stop style:position="6.6929in" style:type="right" style:leader-style="dotted" style:leader-text="."/>
        </style:tab-stops>
      </style:paragraph-properties>
    </style:style>
    <style:style style:name="P15" style:family="paragraph" style:parent-style-name="List_20_1_20_Cont." style:list-style-name="L1"/>
    <style:style style:name="P16" style:family="paragraph" style:parent-style-name="List_20_1_20_Cont." style:list-style-name="L4"/>
    <style:style style:name="P17" style:family="paragraph" style:parent-style-name="List_20_1_20_Cont." style:list-style-name="L14"/>
    <style:style style:name="P18" style:family="paragraph" style:parent-style-name="Index_20_Separator">
      <style:paragraph-properties>
        <style:tab-stops/>
      </style:paragraph-properties>
    </style:style>
    <style:style style:name="P19" style:family="paragraph" style:parent-style-name="Table_20_index_20_1">
      <style:paragraph-properties>
        <style:tab-stops>
          <style:tab-stop style:position="6.6929in" style:type="right" style:leader-style="dotted" style:leader-text="."/>
        </style:tab-stops>
      </style:paragraph-properties>
    </style:style>
    <style:style style:name="P20" style:family="paragraph" style:parent-style-name="List_20_1_20_End" style:list-style-name="L3"/>
    <style:style style:name="P21" style:family="paragraph" style:parent-style-name="List_20_1_20_End" style:list-style-name="L5"/>
    <style:style style:name="P22" style:family="paragraph" style:parent-style-name="List_20_1_20_End" style:list-style-name="L14"/>
    <style:style style:name="P23" style:family="paragraph" style:parent-style-name="List_20_1_20_End">
      <style:paragraph-properties fo:margin-left="0in" fo:margin-right="0in" fo:text-indent="0in" style:auto-text-indent="false"/>
    </style:style>
    <style:style style:name="P24" style:family="paragraph" style:parent-style-name="List_20_1_20_Start" style:list-style-name="L1"/>
    <style:style style:name="P25" style:family="paragraph" style:parent-style-name="List_20_1_20_Start" style:list-style-name="L2"/>
    <style:style style:name="P26" style:family="paragraph" style:parent-style-name="List_20_1_20_Start" style:list-style-name="L14"/>
    <style:style style:name="P27" style:family="paragraph" style:parent-style-name="List_20_1_20_Start" style:list-style-name="L15"/>
    <style:style style:name="P28" style:family="paragraph" style:parent-style-name="Answer">
      <style:paragraph-properties>
        <style:tab-stops/>
      </style:paragraph-properties>
    </style:style>
    <style:style style:name="T1" style:family="text">
      <style:text-properties fo:font-style="normal" style:font-style-asian="normal" style:font-style-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Onzen</text:p>
      <text:p text:style-name="P2">Version 0.0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Table of Contents</text:p>
          </text:index-title>
          <text:p text:style-name="P13"><text:a xlink:type="simple" xlink:href="#2.Overview|outline" text:style-name="Index_20_Link" text:visited-style-name="Index_20_Link">Overview<text:tab/>3</text:a></text:p>
          <text:p text:style-name="P6"><text:a xlink:type="simple" xlink:href="#2.1.Features|outline" text:style-name="Index_20_Link" text:visited-style-name="Index_20_Link">Features<text:tab/>3</text:a></text:p>
          <text:p text:style-name="P6"><text:a xlink:type="simple" xlink:href="#2.2.Requirements|outline" text:style-name="Index_20_Link" text:visited-style-name="Index_20_Link">Requirements<text:tab/>3</text:a></text:p>
          <text:p text:style-name="P13"><text:a xlink:type="simple" xlink:href="#3.Installation|outline" text:style-name="Index_20_Link" text:visited-style-name="Index_20_Link">Installation<text:tab/>4</text:a></text:p>
          <text:p text:style-name="P6"><text:a xlink:type="simple" xlink:href="#3.1.Packages|outline" text:style-name="Index_20_Link" text:visited-style-name="Index_20_Link">Packages<text:tab/>4</text:a></text:p>
          <text:p text:style-name="P13"><text:a xlink:type="simple" xlink:href="#4.Usage|outline" text:style-name="Index_20_Link" text:visited-style-name="Index_20_Link">Usage<text:tab/>4</text:a></text:p>
          <text:p text:style-name="P6"><text:a xlink:type="simple" xlink:href="#4.1.Basic functions|outline" text:style-name="Index_20_Link" text:visited-style-name="Index_20_Link">Basic functions<text:tab/>5</text:a></text:p>
          <text:p text:style-name="P6"><text:a xlink:type="simple" xlink:href="#4.2.Patches|outline" text:style-name="Index_20_Link" text:visited-style-name="Index_20_Link">Patches<text:tab/>5</text:a></text:p>
          <text:p text:style-name="P6"><text:a xlink:type="simple" xlink:href="#4.3.Preferences|outline" text:style-name="Index_20_Link" text:visited-style-name="Index_20_Link">Preferences<text:tab/>5</text:a></text:p>
          <text:p text:style-name="P13"><text:a xlink:type="simple" xlink:href="#5.Appendix|outline" text:style-name="Index_20_Link" text:visited-style-name="Index_20_Link">Appendix<text:tab/>6</text:a></text:p>
          <text:p text:style-name="P6"><text:a xlink:type="simple" xlink:href="#5.1.Onzen command line options summary|outline" text:style-name="Index_20_Link" text:visited-style-name="Index_20_Link">Onzen command line options summary<text:tab/>6</text:a></text:p>
          <text:p text:style-name="P6"><text:a xlink:type="simple" xlink:href="#5.2.Compilation|outline" text:style-name="Index_20_Link" text:visited-style-name="Index_20_Link">Compilation<text:tab/>6</text:a></text:p>
          <text:p text:style-name="P6"><text:a xlink:type="simple" xlink:href="#5.3.Development|outline" text:style-name="Index_20_Link" text:visited-style-name="Index_20_Link">Development<text:tab/>6</text:a></text:p>
          <text:p text:style-name="P13"><text:a xlink:type="simple" xlink:href="#6.Frequently asked questions|outline" text:style-name="Index_20_Link" text:visited-style-name="Index_20_Link">Frequently asked questions<text:tab/>7</text:a></text:p>
          <text:p text:style-name="P13"><text:a xlink:type="simple" xlink:href="#7.Contact and bug reports|outline" text:style-name="Index_20_Link" text:visited-style-name="Index_20_Link">Contact and bug reports<text:tab/>7</text:a></text:p>
          <text:p text:style-name="P13"><text:a xlink:type="simple" xlink:href="#8.License|outline" text:style-name="Index_20_Link" text:visited-style-name="Index_20_Link">License<text:tab/>7</text:a></text:p>
          <text:p text:style-name="P13"><text:a xlink:type="simple" xlink:href="#9.References|outline" text:style-name="Index_20_Link" text:visited-style-name="Index_20_Link">References<text:tab/>8</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9">Table 1: Compilation packages<text:tab/>7</text:p>
        </text:index-body>
      </text:table-index>
      <text:p text:style-name="Text_20_body"/>
      <text:h text:style-name="P9" text:outline-level="1"/>
      <text:h text:style-name="P10" text:outline-level="1"><text:bookmark-start text:name="__RefHeading__31345316"/>Overview<text:bookmark-end text:name="__RefHeading__31345316"/></text:h>
      <text:p text:style-name="P7">Onzen is a graphical front end for the revision control systems Concurrent Version System [<text:reference-ref text:reference-format="text" text:ref-name="CVS">CVS</text:reference-ref>], Apache Subversion [<text:reference-ref text:reference-format="text" text:ref-name="SVN">SVN</text:reference-ref>], and Mercurial [<text:reference-ref text:reference-format="text" text:ref-name="HG">HG</text:reference-ref>]. It represent the files managed by the RCS in a tree-view with detailed information and offers functions to e. g. update, commit, add, remove, rename, revert, diff, view files and others.</text:p>
      <text:h text:style-name="Heading_20_2" text:outline-level="2"><text:bookmark-start text:name="__RefHeading__16232_1510295094"/>Features<text:bookmark-end text:name="__RefHeading__16232_1510295094"/></text:h>
      <text:list xml:id="list586388857" text:style-name="L1">
        <text:list-item>
          <text:p text:style-name="P24">show files in a tree-view with detailed information like status, revision, branch</text:p>
        </text:list-item>
        <text:list-item>
          <text:p text:style-name="P15">update, commit, add, remove, rename, revert, and view files,</text:p>
        </text:list-item>
        <text:list-item>
          <text:p text:style-name="P15">show diff of files in a two-column view with highlighting of add, removed, and changed lines and lines which only have white-space changes,</text:p>
        </text:list-item>
        <text:list-item>
          <text:p text:style-name="P15">show revisions in a tree-view with details information of revision, author, commit date and commit message,</text:p>
        </text:list-item>
        <text:list-item>
          <text:p text:style-name="P15">show list of changed files,</text:p>
        </text:list-item>
        <text:list-item>
          <text:p text:style-name="P15">show annotations for each line in a file,</text:p>
        </text:list-item>
        <text:list-item>
          <text:p text:style-name="P15">create, open, delete local files,</text:p>
        </text:list-item>
        <text:list-item>
          <text:p text:style-name="P15">create and manage patches, send patches for review either via mail or to a review server like ReviewBoard [<text:reference-ref text:reference-format="text" text:ref-name="ReviewBoard">ReviewBoard</text:reference-ref>],</text:p>
        </text:list-item>
        <text:list-item>
          <text:p text:style-name="P15">support multiple tabs, support master repository (hg),</text:p>
        </text:list-item>
        <text:list-item>
          <text:p text:style-name="P15">history of commit message, broadcasting commit messages to other running Onzen instances,</text:p>
        </text:list-item>
        <text:list-item>
          <text:p text:style-name="P15">preferences to set colors, keyboard short cuts, mime types, settings for external commands,</text:p>
        </text:list-item>
        <text:list-item>
          <text:p text:style-name="P15">sup<text:span text:style-name="T2">port revision control systems </text:span><text:span text:style-name="T3">Concurrent Version System [</text:span><text:span text:style-name="T3"><text:reference-ref text:reference-format="text" text:ref-name="CVS">CVS</text:reference-ref></text:span><text:span text:style-name="T3">]</text:span><text:span text:style-name="T2">, </text:span><text:span text:style-name="T3">Apache Subversion [</text:span><text:span text:style-name="T3"><text:reference-ref text:reference-format="text" text:ref-name="SVN">SVN</text:reference-ref></text:span><text:span text:style-name="T3">], and Mercurial [</text:span><text:span text:style-name="T3"><text:reference-ref text:reference-format="text" text:ref-name="HG">HG</text:reference-ref></text:span><text:span text:style-name="T3">].</text:span></text:p>
        </text:list-item>
      </text:list>
      <text:h text:style-name="Heading_20_2" text:outline-level="2"><text:bookmark-start text:name="__RefHeading__16234_1510295094"/>Requirements<text:bookmark-end text:name="__RefHeading__16234_1510295094"/></text:h>
      <text:p text:style-name="Text_20_body">To execute Onzen you need:</text:p>
      <text:list xml:id="list37121933" text:style-name="L2">
        <text:list-item>
          <text:p text:style-name="P25">installed command line tools for CVS, SVN, and/or HG</text:p>
        </text:list-item>
      </text:list>
      <text:list xml:id="list314965224" text:style-name="L3">
        <text:list-item>
          <text:p text:style-name="P20">JRE 1.6 [<text:reference-ref text:reference-format="text" text:ref-name="JRE">JRE, JDK</text:reference-ref>] (for graphical font end only)</text:p>
        </text:list-item>
      </text:list>
      <text:p text:style-name="Text_20_body">Optional tools for Onzen:</text:p>
      <text:list xml:id="list1932323419" text:continue-list="list37121933" text:style-name="L2">
        <text:list-item>
          <text:p text:style-name="P25">an external text editor</text:p>
        </text:list-item>
      </text:list>
      <text:list xml:id="list351440912" text:style-name="L15">
        <text:list-item>
          <text:p text:style-name="P27">mail command</text:p>
        </text:list-item>
      </text:list>
      <text:list xml:id="list1494745826" text:style-name="L4">
        <text:list-item>
          <text:p text:style-name="P16">diff command</text:p>
        </text:list-item>
      </text:list>
      <text:p text:style-name="P23"/>
      <text:p text:style-name="Text_20_body">Onzen is either available as a binary package for Linux, Solaris, MacOS X, and Windows or as source code for compilation. If you are not familiar with using the Java Development Kit (JDK) it is recommended to use the binary packages. Please check the website <text:a xlink:type="simple" xlink:href="http://www.kigen.de/projects/bar/index.html">http://www.kigen.de/projects/onzen/index.html</text:a> for available binary packages.</text:p>
      <text:p text:style-name="Text_20_body">To compile Onzen you need:</text:p>
      <text:list xml:id="list2065680946" text:style-name="L5">
        <text:list-item>
          <text:p text:style-name="P21">JDK 1.6 [<text:reference-ref text:reference-format="text" text:ref-name="JRE">JRE, JDK</text:reference-ref>]</text:p>
        </text:list-item>
      </text:list>
      <text:p text:style-name="Text_20_body">For more details to compile Onzen by yourself please see chapter <text:bookmark-ref text:reference-format="text" text:ref-name="__RefHeading__35624716">Compilation</text:bookmark-ref>, page <text:bookmark-ref text:reference-format="page" text:ref-name="__RefHeading__35624716">6</text:bookmark-ref>.</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Installation of Onzen can be done either from pre-compiled binary package files or from the sources. Pre-compiled binary packages are available from the web site</text:p>
      <text:p text:style-name="Source_20_code"><text:a xlink:type="simple" xlink:href="http://www.kigen.de/projects/bar/index.html">http://www.kigen.de/projects/onzen/index.html</text:a></text:p>
      <text:p text:style-name="Text_20_body">for Linux, Solaris, MacOS X and Windows. To compile Onzen by yourself from the sources see chapter <text:bookmark-ref text:reference-format="text" text:ref-name="__RefHeading__35624716">Compilation</text:bookmark-ref> (see page <text:bookmark-ref text:reference-format="page" text:ref-name="__RefHeading__35624716">6</text:bookmark-ref>).</text:p>
      <text:p text:style-name="Text_20_body">Onzen is installed by simply decompress the delivered package file (compressed TAR or ZIP file):</text:p>
      <table:table table:name="Platforms" table:style-name="Platforms">
        <table:table-column table:style-name="Platforms.A" table:number-columns-repeated="2"/>
        <table:table-row>
          <table:table-cell table:style-name="Platforms.A1" office:value-type="string">
            <text:p text:style-name="Table_20_Heading">Sub-directory</text:p>
          </table:table-cell>
          <table:table-cell table:style-name="Platforms.B1" office:value-type="string">
            <text:p text:style-name="Table_20_Heading">Platform</text:p>
          </table:table-cell>
        </table:table-row>
        <table:table-row>
          <table:table-cell table:style-name="Platforms.A2" office:value-type="string">
            <text:p text:style-name="Table_20_Contents">onzen-&lt;version&gt;-linux.tar.bz2</text:p>
          </table:table-cell>
          <table:table-cell table:style-name="Platforms.B2" office:value-type="string">
            <text:p text:style-name="Table_20_Contents">Linux</text:p>
          </table:table-cell>
        </table:table-row>
        <table:table-row>
          <table:table-cell table:style-name="Platforms.A2" office:value-type="string">
            <text:p text:style-name="Table_20_Contents">onzen-&lt;version&gt;-solaris.tar.bz2</text:p>
          </table:table-cell>
          <table:table-cell table:style-name="Platforms.B2" office:value-type="string">
            <text:p text:style-name="Table_20_Contents">Solaris</text:p>
          </table:table-cell>
        </table:table-row>
        <table:table-row>
          <table:table-cell table:style-name="Platforms.A2" office:value-type="string">
            <text:p text:style-name="Table_20_Contents">onzen-&lt;version&gt;-macosx.tar.bz2</text:p>
          </table:table-cell>
          <table:table-cell table:style-name="Platforms.B2" office:value-type="string">
            <text:p text:style-name="Table_20_Contents">MacOS X</text:p>
          </table:table-cell>
        </table:table-row>
        <table:table-row>
          <table:table-cell table:style-name="Platforms.A2" office:value-type="string">
            <text:p text:style-name="Table_20_Contents">onzen-&lt;version&gt;-windows.zip</text:p>
          </table:table-cell>
          <table:table-cell table:style-name="Platforms.B2" office:value-type="string">
            <text:p text:style-name="Table_20_Contents">Windows</text:p>
          </table:table-cell>
        </table:table-row>
      </table:table>
      <text:p text:style-name="Text_20_body"/>
      <text:h text:style-name="Heading_20_1" text:outline-level="1"><text:bookmark-start text:name="__RefHeading__16242_1510295094"/>Usage<text:bookmark-end text:name="__RefHeading__16242_1510295094"/></text:h>
      <text:p text:style-name="Text_20_body">Onzen is started with:</text:p>
      <text:p text:style-name="Command">onzen</text:p>
      <text:p text:style-name="Text_20_body">resp. with:</text:p>
      <text:p text:style-name="Command">onzen.bar</text:p>
      <text:p text:style-name="Text_20_body">or by simply clicking on the icon on the desktop resp. selecting the entry in the start menu.</text:p>
      <text:p text:style-name="Note">Note:<text:tab/>To execute Onzen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Mac OS X (32- and 64bit), and Windows (32- and 64bit) are included in the Onzen JAR files.</text:p>
      <text:p text:style-name="Text_20_body">Onzen can be called with some options. The general syntax is:</text:p>
      <text:p text:style-name="Command">onzen [&lt;options&gt;] [&lt;repository list&gt;]</text:p>
      <text:p text:style-name="Text_20_body">Onze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respository list name is the first non-option argument and specify the name of the repository list which is shown in the tabs in Onzen.</text:p>
      <text:p text:style-name="Text_20_body">The main window look like in example figure <text:sequence-ref text:reference-format="value" text:ref-name="refFigure0">Error: Reference source not found</text:sequence-ref>: <text:sequence-ref text:reference-format="caption" text:ref-name="refFigure0">Error: Reference source not found</text:sequence-ref>.</text:p>
      <text:p text:style-name="Note">Note:<text:tab/>Most input fields and buttons have a short online-help as tool tips. The tool tips are shown when you keep the mouse pointer over some field or button for a short time.</text:p>
      <text:p text:style-name="Note"><text:soft-page-break/>Note:<text:tab/>To hide the shell window which is opened on Windows, create a Windows link and select in the properties settings of the Windows link the option “minimized”.</text:p>
      <text:h text:style-name="Heading_20_2" text:outline-level="2">Basic functions</text:h>
      <text:p text:style-name="Text_20_body">Onzen can ???</text:p>
      <text:p text:style-name="Note"/>
      <text:p text:style-name="Text_20_body">Open repository</text:p>
      <text:p text:style-name="Text_20_body">Edit files</text:p>
      <text:p text:style-name="P12">Commit</text:p>
      <text:p text:style-name="P8">Add</text:p>
      <text:p text:style-name="P8">Remove</text:p>
      <text:p text:style-name="P8">Revert</text:p>
      <text:h text:style-name="Heading_20_2" text:outline-level="2">Patches</text:h>
      <text:p text:style-name="P8">Create patch</text:p>
      <text:p text:style-name="P8">Review patch</text:p>
      <text:h text:style-name="Heading_20_2" text:outline-level="2">Preferences</text:h>
      <text:p text:style-name="Text_20_body"/>
      <text:h text:style-name="Heading_20_3" text:outline-level="3"/>
      <text:p text:style-name="Note"/>
      <text:h text:style-name="P9" text:outline-level="1"/>
      <text:h text:style-name="P10" text:outline-level="1"><text:bookmark-start text:name="__RefHeading__16288_1510295094"/>Appendix<text:bookmark-end text:name="__RefHeading__16288_1510295094"/></text:h>
      <text:h text:style-name="Heading_20_2" text:outline-level="2"><text:bookmark-start text:name="__RefHeading__27593402"/>Onzen command line options summary<text:bookmark-end text:name="__RefHeading__27593402"/></text:h>
      <text:p text:style-name="Text_20_body">The following sections list the Onzen command line options.</text:p>
      <text:p text:style-name="Option_20_title"><text:alphabetical-index-mark-start text:id="IMark46912822571896"/>--help<text:alphabetical-index-mark-end text:id="IMark46912822571896"/>, <text:alphabetical-index-mark-start text:id="IMark46912822572216"/>-h<text:alphabetical-index-mark-end text:id="IMark46912822572216"/></text:p>
      <text:p text:style-name="Option">Show help to Onzen.</text:p>
      <text:p text:style-name="Option_20_title"><text:alphabetical-index-mark-start text:id="IMark46912822572216"/>--<text:alphabetical-index-mark-end text:id="IMark46912822572216"/>debug</text:p>
      <text:p text:style-name="Option"><text:span text:style-name="T1">Start Onzen in debug mode. If there is some serious error a Java stack trace is printed.</text:span></text:p>
      <text:h text:style-name="Heading_20_2" text:outline-level="2"><text:bookmark-start text:name="__RefHeading__35624716"/>Compilation<text:bookmark-end text:name="__RefHeading__35624716"/></text:h>
      <text:p text:style-name="Text_20_body">To compile Onzen by yourself you need a Jav Development Kit [<text:reference-ref text:reference-format="text" text:ref-name="JRE, JDK">JRE, JDK</text:reference-ref>] environment and make. The following list the required packages to compile Onzen:</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openjdk-6-jdk<text:note text:id="ftn11" text:note-class="footnote"><text:note-citation>1</text:note-citation><text:note-body><text:p text:style-name="Footnote">Instead of the OpenJDK package a standard JDK package may be usable, too.</text:p></text:note-body></text:note></text:p>
          </table:table-cell>
          <table:table-cell table:style-name="Packages.A2" office:value-type="string">
            <text:p text:style-name="P4">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4">mandatory</text:p>
          </table:table-cell>
          <table:table-cell table:style-name="Packages.C2" office:value-type="string">
            <text:p text:style-name="Table_20_Contents">make program</text:p>
          </table:table-cell>
        </table:table-row>
        <table:table-row>
          <table:table-cell table:style-name="Packages.A2" office:value-type="string">
            <text:p text:style-name="Table_20_Contents">epm</text:p>
          </table:table-cell>
          <table:table-cell table:style-name="Packages.A2" office:value-type="string">
            <text:p text:style-name="P4">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4">optional</text:p>
          </table:table-cell>
          <table:table-cell table:style-name="Packages.C2" office:value-type="string">
            <text:p text:style-name="Table_20_Contents">tool to pack Onzen into a single-binary (only needed when a single-binary exe-file should be created on Windows)<text:note text:id="ftn12" text:note-class="footnote"><text:note-citation>2</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text:sequence>: Compilation packages</text:p>
      <text:p text:style-name="Text_20_body">To compile Onzen usually the command sequence:</text:p>
      <text:p text:style-name="Command_20_Cont.">make</text:p>
      <text:p text:style-name="Command_20_End">make install</text:p>
      <text:p text:style-name="Text_20_body">will create all nOnzen binary packages.</text:p>
      <text:h text:style-name="Heading_20_2" text:outline-level="2"><text:bookmark-start text:name="__RefHeading__16332_1510295094"/>Development<text:bookmark-end text:name="__RefHeading__16332_1510295094"/></text:h>
      <text:p text:style-name="Text_20_body">The Onzen sources are currently hosted on:</text:p>
      <text:p text:style-name="List_20_1"><text:a xlink:type="simple" xlink:href="http://developer.berlios.de/projects/bar">http://developer.berlios.de/projects/onzen</text:a></text:p>
      <text:p text:style-name="Text_20_body">There you may find the most recent development version of the sources and additional developer information.</text:p>
      <text:h text:style-name="Heading_20_1" text:outline-level="1"><text:bookmark-start text:name="__RefHeading__31406103"/><text:soft-page-break/>Frequently asked questions<text:bookmark-end text:name="__RefHeading__31406103"/></text:h>
      <text:p text:style-name="Text_20_body">If you try to use Onzen or recompile Onzen by yourself and you run into some problem, please check the following questions and answers list before creating a bug report. Some problems are known and are not caused by Onzen.</text:p>
      <text:list xml:id="list1570717628" text:style-name="Numbering_20_1">
        <text:list-item>
          <text:p text:style-name="Question">Onzen does not start on my system. I get the error “No more handles [gtk_init_check() failed]”. What is wrong?</text:p>
        </text:list-item>
      </text:list>
      <text:p text:style-name="Answer">Probably Onze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P28"><text:a xlink:type="simple" xlink:href="http://www.eclipse.org/tptp/home/downloads/releasenotes/releasenotes4_3_0.html"><text:span text:style-name="Internet_20_link">http://www.eclipse.org/tptp/home/downloads/releasenotes/releasenotes4_3_0.html</text:span></text:a></text:p>
      <text:list xml:id="list1830252363" text:continue-numbering="true" text:style-name="Numbering_20_1">
        <text:list-item>
          <text:p text:style-name="Question">Instead of the SWT JAR included in BAR I like to use another one I already have. Onzen is starting, but some of the buttons does not work properly. What is wrong?</text:p>
        </text:list-item>
      </text:list>
      <text:p text:style-name="P28"><text:span text:style-name="T2">This is probably a bug in the SWT JAR you are using in combination with the installed GTK libraries on your system. Probably SWT 3.5.x and GTK 2.18 or newer versions seems not to work together anymore. I could avoid this problem by using SWT 3.6.</text:span></text:p>
      <text:h text:style-name="Heading_20_1" text:outline-level="1"><text:bookmark-start text:name="__RefHeading__16334_1510295094"/>Contact and bug reports<text:bookmark-end text:name="__RefHeading__16334_1510295094"/></text:h>
      <text:p text:style-name="Text_20_body">If you find a bug in Onzen, please send me a bug report including the following information:</text:p>
      <text:list xml:id="list1854133808" text:style-name="L14">
        <text:list-item>
          <text:p text:style-name="P26">version number of <text:s/>Onzen</text:p>
        </text:list-item>
        <text:list-item>
          <text:p text:style-name="P17">description of your system environment (Linux distribution and version)</text:p>
        </text:list-item>
        <text:list-item>
          <text:p text:style-name="P17">if you used a pre-compiled version and which package or a self-compiled source-version</text:p>
        </text:list-item>
        <text:list-item>
          <text:p text:style-name="P17">steps to trigger the bug</text:p>
        </text:list-item>
        <text:list-item>
          <text:p text:style-name="P22">what is going wrong</text:p>
        </text:list-item>
      </text:list>
      <text:p text:style-name="Text_20_body">In case of a fatal error where Onzen is crashing, please please start the program with the option <text:span text:style-name="Option">‑‑debug</text:span>. With this option a Java stack trace should be printed with detailed information of the crash.</text:p>
      <text:p text:style-name="Text_20_body">Please send the report to:</text:p>
      <text:p text:style-name="List_20_1"><text:a xlink:type="simple" xlink:href="mailto:torsten.rupp@gmx.net">torsten.rupp@gmx.net</text:a></text:p>
      <text:p text:style-name="Text_20_body">I will try to reproduce the problem and fix it as soon as possible.</text:p>
      <text:h text:style-name="Heading_20_1" text:outline-level="1"><text:bookmark-start text:name="__RefHeading__16336_1510295094"/>License<text:bookmark-end text:name="__RefHeading__16336_1510295094"/></text:h>
      <text:p text:style-name="Text_20_body">Onzen and all included files are under the GPL version 2. The full GPL version 2 license text can be found here:</text:p>
      <text:p text:style-name="List_20_1"><text:span text:style-name="Internet_20_link">http://www.gnu.org/licenses/gpl-2.0.html</text:span></text:p>
      <text:p text:style-name="Text_20_body">Onzen is using SWT [<text:reference-ref text:reference-format="text" text:ref-name="SWT">SWT</text:reference-ref>]. SWT is under the "Eclipse Public License" which can be found here:</text:p>
      <text:p text:style-name="List_20_1"><text:span text:style-name="Internet_20_link">http://www.eclipse.org/org/documents/epl-v10.php</text:span></text:p>
      <text:h text:style-name="P10"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CVS"/>CVS<text:reference-mark-end text:name="CVS"/><text:tab/>http://savannah.nongnu.org/projects/cvs</text:p>
      <text:p text:style-name="Reference"><text:reference-mark-start text:name="epm"/>epm<text:reference-mark-end text:name="epm"/><text:tab/><text:a xlink:type="simple" xlink:href="http://www.epmhome.org/">http://www.epmhome.org/</text:a></text:p>
      <text:p text:style-name="Reference"><text:reference-mark-start text:name="GIT"/>GIT<text:reference-mark-end text:name="GIT"/><text:tab/>http://git-scm.com/</text:p>
      <text:p text:style-name="Reference"><text:reference-mark-start text:name="HG"/>HG<text:reference-mark-end text:name="HG"/><text:tab/>http://mercurial.selenic.com/</text:p>
      <text:p text:style-name="Reference"><text:reference-mark-start text:name="JRE"/><text:reference-mark-start text:name="JRE, JDK"/>JRE, JDK<text:reference-mark-end text:name="JRE, JDK"/><text:reference-mark-end text:name="JRE"/><text:tab/><text:a xlink:type="simple" xlink:href="http://www.java.com/">http://www.java.com</text:a></text:p>
      <text:p text:style-name="Reference"><text:reference-mark-start text:name="launch4j"/>launch4j<text:reference-mark-end text:name="launch4j"/><text:tab/><text:a xlink:type="simple" xlink:href="http://launch4j.sourceforge.net/">http://launch4j.sourceforge.net</text:a></text:p>
      <text:p text:style-name="Reference"><text:reference-mark-start text:name="ReviewBoard"/>ReviewBoard<text:reference-mark-end text:name="ReviewBoard"/><text:tab/><text:a xlink:type="simple" xlink:href="http://www.reviewboard.org/">http://www.reviewboard.org</text:a></text:p>
      <text:p text:style-name="Reference"><text:reference-mark-start text:name="SVN"/>SVN<text:reference-mark-end text:name="SVN"/><text:tab/>http://subversion.apache.org/</text:p>
      <text:p text:style-name="Reference"><text:reference-mark-start text:name="SET"/><text:reference-mark-start text:name="SWT"/>SWT<text:reference-mark-end text:name="SWT"/><text:reference-mark-end text:name="SET"/><text:tab/>http://www.eclipse.org/swt</text:p>
      <text:p text:style-name="Reference"/>
      <text:p text:style-name="P5"/>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4">--create<text:tab/>8</text:p>
          <text:p text:style-name="P14">--image<text:tab/>8</text:p>
          <text:p text:style-name="P14">-c<text:tab/>8</text:p>
          <text:p text:style-name="P14">-m<text:tab/>8</text:p>
          <text:p text:style-name="P18">B</text:p>
          <text:p text:style-name="P14">basic commands<text:tab/>8</text:p>
          <text:p text:style-name="P18">P</text:p>
          <text:p text:style-name="P14">pause-create<text:tab/>8</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top="0in" fo:margin-bottom="0.0835in" fo:text-align="justify" style:justify-single-word="false" fo:orphans="2" fo:widows="2" style:page-number="auto" style:shadow="none"/>
    </style:style>
    <style:style style:name="List" style:family="paragraph" style:parent-style-name="Text_20_body" style:class="list">
      <style:paragraph-properties fo:margin-top="0in" fo:margin-bottom="0.0591in"/>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2756in" fo:margin-right="0in" fo:margin-top="0in" fo:margin-bottom="0.1575in"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0.472in" fo:margin-right="0in"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master-page-name="">
      <style:paragraph-properties fo:margin-left="0.25in" fo:margin-right="0in" fo:margin-top="0.0783in" fo:margin-bottom="0.1575in" fo:text-indent="0in" style:auto-text-indent="false" style:page-number="auto">
        <style:tab-stops/>
      </style:paragraph-properties>
    </style:style>
    <style:style style:name="List_20_1_20_Cont." style:display-name="List 1 Cont." style:family="paragraph" style:parent-style-name="List" style:class="list">
      <style:paragraph-properties fo:margin-left="0.25in" fo:margin-right="0in" fo:margin-top="0in" fo:margin-bottom="0in" fo:text-indent="0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Option" style:family="paragraph" style:parent-style-name="Text_20_body" style:master-page-name="">
      <style:paragraph-properties fo:margin-left="0.1965in" fo:margin-right="0in" fo:margin-top="0in" fo:margin-bottom="0.122in" fo:keep-together="auto" fo:orphans="0" fo:widows="0" fo:text-indent="0in" style:auto-text-indent="false" style:page-number="auto"/>
    </style:style>
    <style:style style:name="Option_20_title" style:display-name="Option title" style:family="paragraph" style:parent-style-name="Option" style:master-page-name="">
      <style:paragraph-properties fo:margin-left="0in" fo:margin-right="0in" fo:text-indent="0in" style:auto-text-indent="false" style:page-number="auto" fo:keep-with-next="always"/>
    </style:style>
    <style:style style:name="Option_20_note" style:display-name="Option note" style:family="paragraph" style:parent-style-name="Option">
      <style:paragraph-properties fo:margin-left="0.6693in" fo:margin-right="0in"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paragraph-properties fo:margin-left="0in" fo:margin-right="0in" fo:text-indent="0in" style:auto-text-indent="false"/>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class="list">
      <style:paragraph-properties fo:margin-left="0.25in" fo:margin-right="0in" fo:margin-top="0in" fo:margin-bottom="0.1575in" fo:text-indent="0in" style:auto-text-indent="false"/>
    </style:style>
    <style:style style:name="List_20_1_20_Start" style:display-name="List 1 Start" style:family="paragraph" style:parent-style-name="List" style:class="list" style:master-page-name="">
      <style:paragraph-properties fo:margin-left="0.25in" fo:margin-right="0in" fo:margin-top="0in" fo:margin-bottom="0in" fo:keep-together="auto" fo:text-indent="0in" style:auto-text-indent="false" style:page-number="auto" fo:keep-with-next="always"/>
    </style:style>
    <style:style style:name="Command_20_Cont." style:display-name="Command Cont." style:family="paragraph" style:parent-style-name="Command" style:master-page-name="">
      <style:paragraph-properties fo:margin-top="0in" fo:margin-bottom="0in" fo:keep-together="always" style:page-number="auto" fo:keep-with-next="always"/>
    </style:style>
    <style:style style:name="Command_20_Start" style:display-name="Command Start" style:family="paragraph" style:parent-style-name="Command">
      <style:paragraph-properties fo:margin-top="0in" fo:margin-bottom="0in"/>
    </style:style>
    <style:style style:name="Command_20_End" style:display-name="Command End" style:family="paragraph" style:parent-style-name="Command_20_Start">
      <style:paragraph-properties fo:margin-top="0in" fo:margin-bottom="0.1575in"/>
    </style:style>
    <style:style style:name="Filters" style:family="paragraph" style:parent-style-name="Caption"/>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Question" style:family="paragraph" style:parent-style-name="Standard" style:default-outline-level="" style:list-style-name="Numbering_20_1" style:master-page-name="">
      <style:paragraph-properties fo:margin-left="0.4453in" fo:margin-right="0in" fo:margin-top="0.1575in" fo:margin-bottom="0in" fo:keep-together="auto" fo:text-indent="-0.4453in" style:auto-text-indent="false" style:page-number="auto" fo:keep-with-next="always">
        <style:tab-stops/>
      </style:paragraph-properties>
      <style:text-properties fo:font-style="italic"/>
    </style:style>
    <style:style style:name="Answer" style:family="paragraph" style:parent-style-name="Standard">
      <style:paragraph-properties fo:margin-left="0.4453in" fo:margin-right="0in" fo:margin-top="0.0783in" fo:margin-bottom="0in" fo:text-indent="0in" style:auto-text-indent="false">
        <style:tab-stops/>
      </style:paragraph-properties>
    </style:style>
    <style:style style:name="Configuration" style:family="paragraph" style:parent-style-name="Text" style:master-page-name="">
      <style:paragraph-properties fo:margin-left="0.1965in" fo:margin-right="0in" fo:margin-top="0in" fo:margin-bottom="0.122in"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0.6028in" fo:margin-right="0in" fo:text-indent="0in" style:auto-text-indent="false"/>
      <style:text-properties fo:font-style="italic"/>
    </style:style>
    <style:style style:name="Configuration_20_title" style:display-name="Configuration title" style:family="paragraph" style:parent-style-name="Configuration">
      <style:paragraph-properties fo:margin-left="0in" fo:margin-right="0in" fo:text-indent="0in" style:auto-text-indent="false"/>
    </style:style>
    <style:style style:name="Source_20_code" style:display-name="Source code" style:family="paragraph" style:parent-style-name="Text_20_body">
      <style:paragraph-properties fo:margin-left="0.3937in" fo:margin-right="0in" fo:text-indent="0in" style:auto-text-indent="false"/>
      <style:text-properties style:font-name="Courier New" fo:font-size="10pt"/>
    </style:style>
    <style:style style:name="Answer_20_Note" style:display-name="Answer Note" style:family="paragraph" style:parent-style-name="Answer">
      <style:paragraph-properties fo:margin-left="0.9453in" fo:margin-right="0in" fo:text-indent="-0.4917in" style:auto-text-indent="false">
        <style:tab-stops>
          <style:tab-stop style:position="0.472in"/>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Torsten Rupp</meta:initial-creator>
    <meta:creation-date>2009-11-16T11:05:55</meta:creation-date>
    <dc:date>2011-09-13T10:20:06</dc:date>
    <meta:editing-duration>PT851H15M46S</meta:editing-duration>
    <meta:editing-cycles>198</meta:editing-cycles>
    <meta:generator>OpenOffice.org/3.1$Unix OpenOffice.org_project/310m19$Build-9420</meta:generator>
    <meta:document-statistic meta:table-count="2" meta:image-count="0" meta:object-count="0" meta:page-count="9" meta:paragraph-count="171" meta:word-count="1311" meta:character-count="8171"/>
  </office:meta>
</office:document-meta>
</file>